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2.794cm" svg:x="2.27cm" svg:y="3.54cm">
          <text:p text:style-name="P1"><text:span text:style-name="T1">Create Profile</text:span><text:span text:style-name="T1"><text:line-break/></text:span><text:span text:style-name="T1">containing PR.AC</text:span><text:span text:style-name="T1"><text:line-break/></text:span><text:span text:style-name="T1">subcategor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.985cm" svg:height="2.794cm" svg:x="9.89cm" svg:y="3.54cm">
          <text:p text:style-name="P1"><text:span text:style-name="T1">Select AC-2 in</text:span><text:span text:style-name="T1"><text:line-break/></text:span><text:span text:style-name="T1">Security Control Editor</text:span><text:span text:style-name="T1"><text:line-break/></text:span><text:span text:style-name="T1">tab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hua Lubell</meta:initial-creator>
    <meta:creation-date>2016-04-11T11:57:03.90</meta:creation-date>
    <dc:date>2016-04-11T16:28:13.76</dc:date>
    <dc:creator>Joshua Lubell</dc:creator>
    <meta:editing-duration>PT2H15S</meta:editing-duration>
    <meta:editing-cycles>9</meta:editing-cycles>
    <meta:generator>OpenOffice/4.1.2$Win32 OpenOffice.org_project/412m3$Build-9782</meta:generator>
    <meta:document-statistic meta:object-count="2"/>
  </office:meta>
</office:document-meta>
</file>